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1908335CA964574FB1A.png" manifest:media-type="image/png"/>
  <manifest:file-entry manifest:full-path="Pictures/10000201000000E1000000E1F08CE74DFF81AF7E.png" manifest:media-type="image/png"/>
  <manifest:file-entry manifest:full-path="Pictures/1000020100000400000003FAC9F78B502C9DEC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3.035cm" fo:min-width="0.583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5" style:family="graphic" style:parent-style-name="Объект_20_без_20_заливки_20_и_20_линий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margin-left="5.1cm" fo:margin-right="0cm" fo:margin-top="0cm" fo:margin-bottom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3cm" svg:height="25cm" svg:x="1.8cm" svg:y="2.3cm">
          <text:p text:style-name="P1">Gitlab-runner</text:p>
          <draw:enhanced-geometry svg:viewBox="0 0 21600 21600" draw:text-areas="?f0 0 ?f2 ?f5" draw:type="down-arrow" draw:modifiers="18450.2003967451 5716.818774445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5.952cm" svg:height="5.952cm" svg:x="10.148cm" svg:y="2.448cm">
          <draw:image xlink:href="Pictures/10000201000000E1000000E1F08CE74DFF81AF7E.png" xlink:type="simple" xlink:show="embed" xlink:actuate="onLoad">
            <text:p/>
          </draw:image>
        </draw:frame>
        <draw:line draw:style-name="gr3" draw:text-style-name="P2" draw:layer="layout" svg:x1="3.5cm" svg:y1="5cm" svg:x2="10.8cm" svg:y2="5cm">
          <text:p/>
        </draw:line>
        <draw:custom-shape draw:style-name="gr4" draw:text-style-name="P3" draw:layer="layout" svg:width="4cm" svg:height="3.8cm" svg:x="11.1cm" svg:y="9.4cm">
          <text:p text:style-name="P3">Regist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46cm" svg:height="3.44cm" svg:x="11.34cm" svg:y="14.96cm">
          <draw:image xlink:href="Pictures/1000020100000400000003FAC9F78B502C9DEC52.png" xlink:type="simple" xlink:show="embed" xlink:actuate="onLoad">
            <text:p/>
          </draw:image>
        </draw:frame>
        <draw:frame draw:style-name="gr2" draw:text-style-name="P2" draw:layer="layout" svg:width="9.188cm" svg:height="5cm" svg:x="8.5cm" svg:y="19.9cm">
          <draw:image xlink:href="Pictures/10000201000002DF000001908335CA964574FB1A.png" xlink:type="simple" xlink:show="embed" xlink:actuate="onLoad">
            <text:p/>
          </draw:image>
        </draw:frame>
        <draw:line draw:style-name="gr6" draw:text-style-name="P2" draw:layer="layout" svg:x1="13.1cm" svg:y1="9.4cm" svg:x2="13.1cm" svg:y2="7cm">
          <text:p text:style-name="P3"/>
        </draw:line>
        <draw:line draw:style-name="gr3" draw:text-style-name="P2" draw:layer="layout" svg:x1="13.1cm" svg:y1="13.2cm" svg:x2="13.1cm" svg:y2="15.1cm">
          <text:p/>
        </draw:line>
        <draw:line draw:style-name="gr3" draw:text-style-name="P2" draw:layer="layout" svg:x1="3.5cm" svg:y1="16.8cm" svg:x2="11.2cm" svg:y2="16.8cm">
          <text:p/>
        </draw:line>
        <draw:line draw:style-name="gr3" draw:text-style-name="P2" draw:layer="layout" svg:x1="3.6cm" svg:y1="21.8cm" svg:x2="11.2cm" svg:y2="2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8:02:46.420676757</meta:creation-date>
    <dc:date>2020-11-02T18:17:12.088693524</dc:date>
    <meta:editing-duration>PT3M40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